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Deep_20_Blu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gradient" draw:fill-gradient-name="Grison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Algorithm">
      <style:graphic-properties fo:min-height="14.35cm"/>
    </style:style>
    <style:style style:name="gr9" style:family="graphic" style:parent-style-name="Algorithm">
      <style:graphic-properties fo:min-height="3.646cm"/>
    </style:style>
    <style:style style:name="gr10" style:family="graphic" style:parent-style-name="Algorithm">
      <style:graphic-properties fo:min-height="13.15cm"/>
    </style:style>
    <style:style style:name="gr11" style:family="graphic" style:parent-style-name="Algorithm">
      <style:graphic-properties fo:min-height="12.15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fill-color="#993366" draw:textarea-horizontal-align="justify" draw:textarea-vertical-align="middle" draw:auto-grow-height="false"/>
    </style:style>
    <style:style style:name="gr17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0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cm"/>
    </style:style>
    <style:style style:name="gr22" style:family="graphic" style:parent-style-name="objectwithoutfill">
      <style:graphic-properties svg:stroke-width="0.035cm" svg:stroke-color="#666666" draw:marker-start-width="0.252cm" draw:marker-end="Small_20_Arrow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color="#999999" draw:fill-color="#cccccc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035cm" svg:stroke-color="#579d1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c5000b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c5000b" draw:marker-start-width="0.252cm" draw:marker-end="Small_20_Arrow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solid" draw:stroke-dash="Line_20_Style_20_9" svg:stroke-width="0.212cm" svg:stroke-color="#dddddd" draw:marker-start-width="0.517cm" draw:marker-end-width="0.517cm" draw:fill="none" draw:textarea-horizontal-align="justify" draw:textarea-vertical-align="middle" draw:auto-grow-height="false" fo:padding-top="0.23cm" fo:padding-bottom="0.23cm" fo:padding-left="0.355cm" fo:padding-right="0.355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9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draw:stroke="dash" draw:stroke-dash="Fine_20_Dashed" svg:stroke-width="0.053cm" svg:stroke-color="#9999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Výchozí-subtitle">
      <style:graphic-properties draw:fill-color="#ffffff" fo:min-height="10cm"/>
    </style:style>
    <style:style style:name="pr2" style:family="presentation" style:parent-style-name="Výchozí-subtitle">
      <style:graphic-properties draw:fill-color="#ffffff" fo:min-height="4.2cm"/>
    </style:style>
    <style:style style:name="pr3" style:family="presentation" style:parent-style-name="Výchozí-subtitle">
      <style:graphic-properties draw:fill-color="#ffffff" fo:min-height="4.4cm"/>
    </style:style>
    <style:style style:name="pr4" style:family="presentation" style:parent-style-name="Výchozí-notes">
      <style:graphic-properties draw:fill-color="#ffffff" fo:min-height="13.364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outline1">
      <style:graphic-properties fo:min-height="11.928cm"/>
    </style:style>
    <style:style style:name="pr7" style:family="presentation" style:parent-style-name="Výchozí-title">
      <style:graphic-properties draw:auto-grow-height="true" fo:min-height="3.506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text-properties fo:color="#ffffff" fo:language="en" fo:country="GB" fo:font-style="italic" style:font-style-asian="italic" style:font-style-complex="italic"/>
    </style:style>
    <style:style style:name="P3" style:family="paragraph">
      <style:text-properties fo:color="#ffffff" fo:font-size="48pt" fo:language="en" fo:country="GB" fo:font-weight="bold" style:font-size-asian="48pt" style:font-weight-asian="bold" style:font-size-complex="4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fo:font-size="26pt" fo:language="en" fo:country="GB" style:font-size-asian="26pt" style:font-size-complex="26pt"/>
    </style:style>
    <style:style style:name="P6" style:family="paragraph">
      <style:text-properties fo:language="en" fo:country="GB"/>
    </style:style>
    <style:style style:name="P7" style:family="paragraph">
      <style:text-properties fo:color="#ffffff" fo:language="en" fo:country="GB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666666" fo:font-size="14pt" style:font-size-asian="14pt" style:font-size-complex="14pt"/>
    </style:style>
    <style:style style:name="P10" style:family="paragraph">
      <style:text-properties fo:color="#1c1c1c" style:font-name="Liberation Mono2" fo:language="en" fo:country="GB"/>
    </style:style>
    <style:style style:name="P11" style:family="paragraph">
      <style:text-properties fo:color="#3465a4" fo:language="en" fo:country="GB" fo:font-style="italic" fo:font-weight="normal" style:font-style-asian="italic" style:font-weight-asian="normal" style:font-style-complex="italic" style:font-weight-complex="normal"/>
    </style:style>
    <style:style style:name="P12" style:family="paragraph">
      <style:text-properties fo:font-size="20pt" fo:language="en" fo:country="GB"/>
    </style:style>
    <style:style style:name="P13" style:family="paragraph">
      <style:text-properties fo:font-size="20pt" fo:language="en" fo:country="GB" style:font-size-asian="20pt" style:font-size-complex="20pt"/>
    </style:style>
    <style:style style:name="P14" style:family="paragraph">
      <style:text-properties fo:color="#666666" fo:font-size="16pt" fo:language="en" fo:country="GB" style:font-size-asian="16pt" style:font-size-complex="16pt"/>
    </style:style>
    <style:style style:name="T1" style:family="text">
      <style:text-properties fo:color="#ffffff" fo:language="en" fo:country="GB" fo:font-style="italic" style:font-style-asian="italic" style:font-style-complex="italic"/>
    </style:style>
    <style:style style:name="T2" style:family="text">
      <style:text-properties fo:color="#ffffff" fo:font-size="48pt" fo:language="en" fo:country="GB" fo:font-weight="bold" style:font-size-asian="48pt" style:font-weight-asian="bold" style:font-size-complex="48pt" style:font-weight-complex="bold"/>
    </style:style>
    <style:style style:name="T3" style:family="text">
      <style:text-properties fo:color="#666666" fo:font-size="26pt" fo:language="en" fo:country="GB" style:font-size-asian="26pt" style:font-size-complex="26pt"/>
    </style:style>
    <style:style style:name="T4" style:family="text">
      <style:text-properties fo:color="#ffffff" fo:language="en" fo:country="GB"/>
    </style:style>
    <style:style style:name="T5" style:family="text">
      <style:text-properties fo:language="en" fo:country="GB"/>
    </style:style>
    <style:style style:name="T6" style:family="text">
      <style:text-properties fo:color="#666666" fo:font-size="14pt" style:font-size-asian="14pt" style:font-size-complex="14pt"/>
    </style:style>
    <style:style style:name="T7" style:family="text">
      <style:text-properties fo:color="#1c1c1c" style:font-name="Liberation Mono2" fo:language="en" fo:country="GB"/>
    </style:style>
    <style:style style:name="T8" style:family="text">
      <style:text-properties fo:color="#3465a4" fo:language="en" fo:country="GB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20pt" fo:language="en" fo:country="GB" style:font-size-asian="20pt" style:font-size-complex="20pt"/>
    </style:style>
    <style:style style:name="T10" style:family="text">
      <style:text-properties fo:color="#c5000b" fo:font-size="20pt" fo:language="en" fo:country="GB" fo:font-weight="bold" style:font-size-asian="20pt" style:font-weight-asian="bold" style:font-size-complex="20pt" style:font-weight-complex="bold"/>
    </style:style>
    <style:style style:name="T11" style:family="text">
      <style:text-properties fo:color="#579d1c" fo:font-size="20pt" fo:language="en" fo:country="GB" fo:font-weight="bold" style:font-size-asian="20pt" style:font-weight-asian="bold" style:font-size-complex="20pt" style:font-weight-complex="bold"/>
    </style:style>
    <style:style style:name="T12" style:family="text">
      <style:text-properties fo:color="#808080" fo:font-size="20pt" fo:language="en" fo:country="GB" fo:font-weight="normal" style:font-size-asian="20pt" style:font-weight-asian="normal" style:font-size-complex="20pt" style:font-weight-complex="normal"/>
    </style:style>
    <style:style style:name="T13" style:family="text">
      <style:text-properties fo:color="#ff420e" fo:font-size="20pt" fo:language="en" fo:country="GB" fo:font-weight="bold" style:font-size-asian="20pt" style:font-weight-asian="bold" style:font-size-complex="20pt" style:font-weight-complex="bold"/>
    </style:style>
    <style:style style:name="T14" style:family="text">
      <style:text-properties fo:color="#77216f" fo:font-size="20pt" fo:language="en" fo:country="GB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fo:language="en" fo:country="GB" fo:font-weight="normal" style:font-size-asian="20pt" style:font-weight-asian="normal" style:font-size-complex="20pt" style:font-weight-complex="normal"/>
    </style:style>
    <style:style style:name="T16" style:family="text">
      <style:text-properties fo:color="#004586" fo:font-size="20pt" fo:language="en" fo:country="GB" fo:font-weight="bold" style:font-size-asian="20pt" style:font-weight-asian="bold" style:font-size-complex="20pt" style:font-weight-complex="bold"/>
    </style:style>
    <style:style style:name="T17" style:family="text">
      <style:text-properties fo:language="en" fo:country="GB" fo:font-weight="bold" style:font-weight-asian="bold" style:font-weight-complex="bold"/>
    </style:style>
    <style:style style:name="T18" style:family="text">
      <style:text-properties fo:color="#0084d1" fo:font-size="20pt" fo:language="en" fo:country="GB" style:font-size-asian="20pt" style:font-size-complex="20pt"/>
    </style:style>
    <style:style style:name="T19" style:family="text">
      <style:text-properties fo:color="#dd4814" fo:font-size="20pt" fo:language="en" fo:country="GB" style:font-size-asian="20pt" style:font-size-complex="20pt"/>
    </style:style>
    <style:style style:name="T20" style:family="text">
      <style:text-properties fo:color="#aecf00" fo:font-size="20pt" fo:language="en" fo:country="GB" style:font-size-asian="20pt" style:font-size-complex="20pt"/>
    </style:style>
    <style:style style:name="T21" style:family="text">
      <style:text-properties fo:color="#7e0021" fo:font-size="20pt" fo:language="en" fo:country="GB" style:font-size-asian="20pt" style:font-size-complex="20pt"/>
    </style:style>
    <style:style style:name="T22" style:family="text">
      <style:text-properties fo:color="#cc9900" fo:font-size="20pt" fo:language="en" fo:country="GB" style:font-size-asian="20pt" style:font-size-complex="20pt"/>
    </style:style>
    <style:style style:name="T23" style:family="text">
      <style:text-properties fo:color="#c5000b" fo:font-size="20pt" fo:language="en" fo:country="GB" style:font-size-asian="20pt" style:font-size-complex="20pt"/>
    </style:style>
    <style:style style:name="T24" style:family="text">
      <style:text-properties fo:color="#3465a4" fo:font-size="20pt" fo:language="en" fo:country="GB" style:font-size-asian="20pt" style:font-size-complex="20pt"/>
    </style:style>
    <style:style style:name="T25" style:family="text">
      <style:text-properties fo:color="#006600" fo:font-size="20pt" fo:language="en" fo:country="GB" style:font-size-asian="20pt" style:font-size-complex="20pt"/>
    </style:style>
    <style:style style:name="T26" style:family="text">
      <style:text-properties fo:color="#666666" fo:font-size="16pt" fo:language="en" fo:country="GB" style:font-size-asian="16pt" style:font-size-complex="16pt"/>
    </style:style>
    <style:style style:name="T27" style:family="text">
      <style:text-properties fo:color="#ffffff" fo:language="en" fo:country="AU"/>
    </style:style>
    <style:style style:name="T28" style:family="text">
      <style:text-properties fo:color="#666666" fo:font-size="40pt" fo:language="en" fo:country="GB" fo:font-weight="bold" style:font-size-asian="40pt" style:font-weight-asian="bold" style:font-size-complex="40pt" style:font-weight-complex="bold"/>
    </style:style>
    <style:style style:name="T29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2" text:bullet-char="●">
        <style:list-level-properties text:space-before="1.5cm" text:min-label-width="0.9cm"/>
        <style:text-properties fo:font-family="'DejaVu Sans'" style:font-style-name="Book" style:font-family-generic="swiss" fo:color="#666666" fo:font-size="44%"/>
      </text:list-level-style-bullet>
      <text:list-level-style-bullet text:level="3" text:bullet-char="●">
        <style:list-level-properties text:space-before="2.8cm" text:min-label-width="0.8cm"/>
        <style:text-properties fo:font-family="'DejaVu Sans'" style:font-style-name="Book" style:font-family-generic="swiss" fo:color="#666666" fo:font-size="44%"/>
      </text:list-level-style-bullet>
      <text:list-level-style-bullet text:level="4" text:bullet-char="●">
        <style:list-level-properties text:space-before="4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5" text:bullet-char="●">
        <style:list-level-properties text:space-before="5.4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6" text:bullet-char="●">
        <style:list-level-properties text:space-before="6.6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7" text:bullet-char="●">
        <style:list-level-properties text:space-before="7.8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8" text:bullet-char="●">
        <style:list-level-properties text:space-before="9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9" text:bullet-char="●">
        <style:list-level-properties text:space-before="10.2cm" text:min-label-width="0.6cm"/>
        <style:text-properties fo:font-family="'DejaVu Sans'" style:font-style-name="Book" style:font-family-generic="swiss" fo:color="#666666" fo:font-size="44%"/>
      </text:list-level-style-bullet>
      <text:list-level-style-bullet text:level="10" text:bullet-char="●">
        <style:list-level-properties text:space-before="11.4cm" text:min-label-width="0.6cm"/>
        <style:text-properties fo:font-family="'DejaVu Sans'" style:font-style-name="Book" style:font-family-generic="swiss" fo:color="#666666" fo:font-size="44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custom-shape draw:style-name="gr1" draw:text-style-name="P1" draw:layer="layout" svg:width="28cm" svg:height="16.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0cm" svg:x="1.401cm" svg:y="2cm">
          <draw:text-box>
            <text:p><text:span text:style-name="T1">Optimizing Compilers </text:span></text:p>
            <text:p><text:span text:style-name="T1">for Modern Architectures:</text:span></text:p>
          </draw:text-box>
        </draw:frame>
        <draw:frame presentation:style-name="pr2" draw:text-style-name="P3" draw:layer="layout" svg:width="25.199cm" svg:height="4.2cm" svg:x="1.401cm" svg:y="8.4cm">
          <draw:text-box>
            <text:p><text:span text:style-name="T2">Handling Control Flow</text:span></text:p>
          </draw:text-box>
        </draw:frame>
        <draw:frame presentation:style-name="pr3" draw:text-style-name="P5" draw:layer="layout" svg:width="24.399cm" svg:height="4.4cm" svg:x="1.401cm" svg:y="16.6cm">
          <draw:text-box>
            <text:p text:style-name="P4"><text:span text:style-name="T3">Vendula Poncová</text:span></text:p>
            <text:p text:style-name="P4"><text:span text:style-name="T3">Martin Šifr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if-conversion</text:span></text:p>
          </draw:text-box>
        </draw:frame>
        <draw:frame presentation:style-name="pr6" draw:text-style-name="P6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= process of removing all branches from a program</text:span></text:p>
                <text:p><text:span text:style-name="T5"/></text:p>
              </text:list-header>
              <text:list-item>
                <text:p><text:span text:style-name="T5">branch relocation</text:span></text:p>
              </text:list-item>
              <text:list-item>
                <text:p><text:span text:style-name="T5">branch removal</text:span></text:p>
              </text:list-item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7" draw:layer="layout" svg:width="25.199cm" svg:height="3.506cm" svg:x="1.4cm" svg:y="0.837cm" presentation:class="title">
          <draw:text-box>
            <text:p><text:span text:style-name="T4">branch classification</text:span></text:p>
          </draw:text-box>
        </draw:frame>
        <draw:frame draw:style-name="gr6" draw:text-style-name="P10" draw:layer="layout" svg:width="18.4cm" svg:height="15.4cm" svg:x="4.4cm" svg:y="5.4cm">
          <draw:text-box>
            <text:p><text:span text:style-name="T7">1 <text:s/>DO 100 I = 1,N</text:span></text:p>
            <text:p><text:span text:style-name="T7">2 <text:s text:c="3"/>IF (A(I-1).GT.0.0) GOTO 4</text:span></text:p>
            <text:p><text:span text:style-name="T7">3 <text:s text:c="3"/>A(I) = A(I) + B(I) * C</text:span></text:p>
            <text:p><text:span text:style-name="T7">4 <text:s text:c="3"/>B(I) = B(I) + 10</text:span></text:p>
            <text:p><text:span text:style-name="T7">5 <text:s/>ENDDO <text:s/></text:span></text:p>
            <text:p><text:span text:style-name="T7"/></text:p>
            <text:p><text:span text:style-name="T7"/></text:p>
            <text:p><text:span text:style-name="T7"/></text:p>
            <text:p><text:span text:style-name="T7">1 I = NEXT(I)</text:span></text:p>
            <text:p><text:span text:style-name="T7">2 A(I) = A(I) + B(I)</text:span></text:p>
            <text:p><text:span text:style-name="T7">3 IF (I.LT.1000) GOTO 1</text:span></text:p>
            <text:p><text:span text:style-name="T7"/></text:p>
            <text:p><text:span text:style-name="T7"/></text:p>
            <text:p><text:span text:style-name="T7"/></text:p>
            <text:p><text:span text:style-name="T7">1 DO I = 1,N</text:span></text:p>
            <text:p><text:span text:style-name="T7">2 <text:s text:c="2"/>IF (ABS(A(I)-B(I)).LE.DEL) GOTO 4</text:span></text:p>
            <text:p><text:span text:style-name="T7">3 ENDDO</text:span></text:p>
            <text:p><text:span text:style-name="T7">4 CONTINUE</text:span></text:p>
            <text:p><text:span text:style-name="T7"/></text:p>
          </draw:text-box>
        </draw:frame>
        <draw:path draw:style-name="Arrow" draw:text-style-name="P6" draw:layer="layout" svg:width="1.659cm" svg:height="3.315cm" draw:transform="skewX (-0.215024563845701) rotate (-1.08524572889007) translate (15.9949948719201cm 5.8117133099524cm)" svg:viewBox="0 0 1660 3316" svg:d="M656 12c2428-224-260 2774-656 3304">
          <text:p/>
        </draw:path>
        <draw:path draw:style-name="Arrow" draw:text-style-name="P6" draw:layer="layout" svg:width="1.27cm" svg:height="2.706cm" draw:transform="rotate (0.844215759189657) translate (11.4cm 11.5cm)" svg:viewBox="0 0 1271 2707" svg:d="M266 2707c2408 0-266-2707-266-2707">
          <text:p/>
        </draw:path>
        <draw:path draw:style-name="Arrow" draw:text-style-name="P6" draw:layer="layout" svg:width="1.399cm" svg:height="8.999cm" draw:transform="rotate (-1.5707963267949) translate (19.1cm 16.8cm)" svg:viewBox="0 0 1400 9000" svg:d="M0 0c1400 0 1400 9000 1400 9000">
          <text:p/>
        </draw:path>
        <draw:frame draw:style-name="gr7" draw:text-style-name="P11" draw:layer="layout" svg:width="4.727cm" svg:height="0.962cm" svg:x="17.073cm" svg:y="6.076cm">
          <draw:text-box>
            <text:p><text:span text:style-name="T8">forward branch</text:span></text:p>
          </draw:text-box>
        </draw:frame>
        <draw:frame draw:style-name="gr7" draw:text-style-name="P11" draw:layer="layout" svg:width="5.324cm" svg:height="0.962cm" svg:x="14.076cm" svg:y="12.638cm">
          <draw:text-box>
            <text:p><text:span text:style-name="T8">backward branch</text:span></text:p>
          </draw:text-box>
        </draw:frame>
        <draw:frame draw:style-name="gr7" draw:text-style-name="P11" draw:layer="layout" svg:width="3.601cm" svg:height="0.962cm" svg:x="19.4cm" svg:y="16.176cm">
          <draw:text-box>
            <text:p><text:span text:style-name="T8">exit branch</text:span></text:p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forward branches</text:span></text:p>
          </draw:text-box>
        </draw:frame>
        <draw:frame presentation:style-name="pr6" draw:text-style-name="P6" draw:layer="layout" svg:width="5.4cm" svg:height="8.978cm" svg:x="20.4cm" svg:y="1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branch removal</text:span></text:p>
              </text:list-item>
              <text:list-item>
                <text:p><text:span text:style-name="T5">guarded notation</text:span></text:p>
                <text:p><text:span text:style-name="T5"/></text:p>
              </text:list-item>
            </text:list>
          </draw:text-box>
        </draw:frame>
        <draw:frame draw:style-name="gr8" draw:text-style-name="P13" draw:layer="layout" svg:width="23.8cm" svg:height="14.6cm" svg:x="2.8cm" svg:y="5.6cm">
          <draw:text-box>
            <text:p><text:span text:style-name="T9">1 DO I = 1, N</text:span></text:p>
            <text:p><text:span text:style-name="T9">2 <text:s text:c="2"/>IF (</text:span><text:span text:style-name="T10">C1</text:span><text:span text:style-name="T9">) GOTO 5</text:span></text:p>
            <text:p><text:span text:style-name="T9">3 <text:s text:c="2"/></text:span><text:span text:style-name="T11">S1 <text:s text:c="18"/></text:span><text:span text:style-name="T12">#!C1</text:span></text:p>
            <text:p><text:span text:style-name="T9">4 <text:s text:c="2"/>IF (</text:span><text:span text:style-name="T13">C2</text:span><text:span text:style-name="T9">) GOTO 6 <text:s text:c="6"/></text:span><text:span text:style-name="T12">#!C1 and !C2</text:span></text:p>
            <text:p><text:span text:style-name="T9">5 <text:s text:c="2"/></text:span><text:span text:style-name="T11">S2 <text:s text:c="18"/></text:span><text:span text:style-name="T12">#(!C1 and !C2) or C1</text:span></text:p>
            <text:p><text:span text:style-name="T9">6 <text:s text:c="2"/></text:span><text:span text:style-name="T11">S3 <text:s text:c="18"/></text:span><text:span text:style-name="T12">#(!C1 and !C2) or C1 or C2</text:span></text:p>
            <text:p><text:span text:style-name="T9">7 ENDDO</text:span></text:p>
            <text:p><text:span text:style-name="T9"/></text:p>
            <text:p><text:span text:style-name="T9"/></text:p>
            <text:p><text:span text:style-name="T9">1 DO I = 1, N</text:span></text:p>
            <text:p><text:span text:style-name="T9">2 <text:s text:c="2"/></text:span><text:span text:style-name="T10">m1 = C1</text:span></text:p>
            <text:p><text:span text:style-name="T9">3 <text:s text:c="2"/>IF (!</text:span><text:span text:style-name="T10">m1</text:span><text:span text:style-name="T9">) </text:span><text:span text:style-name="T11">S1</text:span></text:p>
            <text:p><text:span text:style-name="T9">4 <text:s text:c="2"/>IF (!</text:span><text:span text:style-name="T10">m1</text:span><text:span text:style-name="T9">) </text:span><text:span text:style-name="T13">m2 = C2</text:span></text:p>
            <text:p><text:span text:style-name="T9">5 <text:s text:c="2"/>IF ((!</text:span><text:span text:style-name="T10">m1</text:span><text:span text:style-name="T9"> and !</text:span><text:span text:style-name="T13">m2</text:span><text:span text:style-name="T9">) or </text:span><text:span text:style-name="T10">m1</text:span><text:span text:style-name="T9">) </text:span><text:span text:style-name="T11">S2</text:span></text:p>
            <text:p><text:span text:style-name="T9">6 <text:s text:c="2"/>IF ((!</text:span><text:span text:style-name="T10">m1</text:span><text:span text:style-name="T9"> and !</text:span><text:span text:style-name="T13">m2</text:span><text:span text:style-name="T9">) or </text:span><text:span text:style-name="T10">m1</text:span><text:span text:style-name="T9"> or </text:span><text:span text:style-name="T13">m2</text:span><text:span text:style-name="T9">) </text:span><text:span text:style-name="T11">S3</text:span></text:p>
            <text:p><text:span text:style-name="T9">7 ENDDO</text:span></text:p>
          </draw:text-box>
        </draw:frame>
        <draw:path draw:style-name="ArrowGray" draw:text-style-name="P6" draw:layer="layout" svg:width="3.799cm" svg:height="2.274cm" draw:transform="rotate (-2.09893295844838) translate (4.12516056855216cm 10.5173366189517cm)" svg:viewBox="0 0 3800 2275" svg:d="M0 2217c2366 484 3800-2217 3800-2217">
          <text:p/>
        </draw:path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exit branches</text:span></text:p>
          </draw:text-box>
        </draw:frame>
        <draw:frame presentation:style-name="pr6" draw:text-style-name="P6" draw:layer="layout" svg:width="9.4cm" svg:height="8.978cm" svg:x="16.4cm" svg:y="1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branch relocation</text:span></text:p>
              </text:list-item>
              <text:list-item>
                <text:p><text:span text:style-name="T5">transformation to forward branches</text:span></text:p>
              </text:list-item>
            </text:list>
          </draw:text-box>
        </draw:frame>
        <draw:frame draw:style-name="Algorithm" draw:text-style-name="P6" draw:layer="layout" svg:width="23.8cm" svg:height="16.431cm" svg:x="2.4cm" svg:y="3.9cm">
          <draw:text-box>
            <text:p><text:span text:style-name="T9">1 DO J = 1, M</text:span></text:p>
            <text:p><text:span text:style-name="T9">2 <text:s text:c="2"/>DO I = 1, N</text:span></text:p>
            <text:p><text:span text:style-name="T9">3 <text:s text:c="4"/></text:span><text:span text:style-name="T11">S1 <text:s text:c="19"/></text:span><text:span text:style-name="T12">#while !C1</text:span></text:p>
            <text:p><text:span text:style-name="T9">4 <text:s text:c="4"/>IF (</text:span><text:span text:style-name="T10">C1</text:span><text:span text:style-name="T9">) GOTO 9 <text:s text:c="7"/></text:span></text:p>
            <text:p><text:span text:style-name="T9">5 <text:s text:c="4"/></text:span><text:span text:style-name="T11">S2 <text:s text:c="19"/></text:span><text:span text:style-name="T12">#while !C1</text:span></text:p>
            <text:p><text:span text:style-name="T9">6 <text:s text:c="2"/>ENDDO</text:span></text:p>
            <text:p><text:span text:style-name="T9">7 <text:s text:c="2"/></text:span><text:span text:style-name="T11">S3</text:span></text:p>
            <text:p><text:span text:style-name="T9">9 ENDDO</text:span></text:p>
            <text:p><text:span text:style-name="T9"/></text:p>
            <text:p><text:span text:style-name="T9">1 DO J = 1, M</text:span></text:p>
            <text:p><text:span text:style-name="T9">2 <text:s text:c="2"/></text:span><text:span text:style-name="T14">G = TRUE</text:span></text:p>
            <text:p><text:span text:style-name="T9">3 <text:s text:c="2"/>DO I = 1, N</text:span></text:p>
            <text:p><text:span text:style-name="T9">4 <text:s text:c="4"/>IF (</text:span><text:span text:style-name="T14">G</text:span><text:span text:style-name="T9">) </text:span><text:span text:style-name="T11">S1</text:span></text:p>
            <text:p><text:span text:style-name="T9">5 <text:s text:c="4"/>IF (</text:span><text:span text:style-name="T14">G</text:span><text:span text:style-name="T9">) </text:span><text:span text:style-name="T10">m1</text:span><text:span text:style-name="T9"> = !</text:span><text:span text:style-name="T10">C1</text:span></text:p>
            <text:p><text:span text:style-name="T9">6 <text:s text:c="4"/></text:span><text:span text:style-name="T14">G</text:span><text:span text:style-name="T9"> = </text:span><text:span text:style-name="T14">G</text:span><text:span text:style-name="T9"> and </text:span><text:span text:style-name="T10">m1</text:span></text:p>
            <text:p><text:span text:style-name="T9">7 <text:s text:c="4"/>IF (</text:span><text:span text:style-name="T14">G</text:span><text:span text:style-name="T9">) </text:span><text:span text:style-name="T11">S2</text:span></text:p>
            <text:p><text:span text:style-name="T9">8 <text:s text:c="2"/>ENDDO</text:span></text:p>
            <text:p><text:span text:style-name="T9">9 <text:s text:c="2"/>IF(!</text:span><text:span text:style-name="T14">G</text:span><text:span text:style-name="T9">) </text:span><text:span text:style-name="T15">GOTO 11</text:span></text:p>
            <text:p><text:span text:style-name="T15">10 <text:s/></text:span><text:span text:style-name="T11">S3</text:span></text:p>
            <text:p><text:span text:style-name="T9">11 ENDDO</text:span></text:p>
          </draw:text-box>
        </draw:frame>
        <draw:path draw:style-name="ArrowGray" draw:text-style-name="P6" draw:layer="layout" svg:width="3.799cm" svg:height="2.274cm" draw:transform="rotate (-2.09893295844838) translate (4.12516056855216cm 10.5173366189517cm)" svg:viewBox="0 0 3800 2275" svg:d="M0 2217c2366 484 3800-2217 3800-2217">
          <text:p/>
        </draw:path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backward branches</text:span></text:p>
          </draw:text-box>
        </draw:frame>
        <draw:frame presentation:style-name="pr6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implicit loops</text:span></text:p>
              </text:list-item>
              <text:list-item>
                <text:p><text:span text:style-name="T5">forward branches may jump into into these loops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while loops</text:span></text:p>
              </text:list-item>
            </text:list>
          </draw:text-box>
        </draw:frame>
        <draw:frame draw:style-name="gr9" draw:text-style-name="P13" draw:layer="layout" svg:width="8.401cm" svg:height="4.296cm" svg:x="2.8cm" svg:y="8.6cm">
          <draw:text-box>
            <text:p><text:span text:style-name="T9">1 IF (</text:span><text:span text:style-name="T10">C1</text:span><text:span text:style-name="T9">) GOTO 3</text:span></text:p>
            <text:p><text:span text:style-name="T9">2 </text:span><text:span text:style-name="T11">S1</text:span></text:p>
            <text:p><text:span text:style-name="T9">3 </text:span><text:span text:style-name="T11">S2</text:span></text:p>
            <text:p><text:span text:style-name="T9">4 IF (</text:span><text:span text:style-name="T13">C2</text:span><text:span text:style-name="T9">) GOTO 2</text:span></text:p>
            <text:p><text:span text:style-name="T9"/></text:p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simplification</text:span></text:p>
          </draw:text-box>
        </draw:frame>
        <draw:frame presentation:style-name="pr6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guards are repeatedly evaluated at runtime</text:span></text:p>
              </text:list-item>
              <text:list-item>
                <text:p><text:span text:style-name="T5">Boolean simplification is NP-complete</text:span></text:p>
              </text:list-item>
              <text:list-item>
                <text:p><text:span text:style-name="T5">Quine–McCluskey algorithm</text:span></text:p>
              </text:list-item>
              <text:list-item>
                <text:p><text:span text:style-name="T5">streamlining</text:span></text:p>
              </text:list-item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if-reconstruction</text:span></text:p>
          </draw:text-box>
        </draw:frame>
        <draw:frame presentation:style-name="pr6" draw:text-style-name="P6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= reverse transformation to if-conversion</text:span></text:p>
                <text:p><text:span text:style-name="T5"/></text:p>
              </text:list-header>
            </text:list>
          </draw:text-box>
        </draw:frame>
        <draw:frame draw:style-name="gr10" draw:text-style-name="P13" draw:layer="layout" svg:width="23.8cm" svg:height="13.4cm" svg:x="2.8cm" svg:y="6.8cm">
          <draw:text-box>
            <text:p><text:span text:style-name="T9">1 DO I = 1, N</text:span></text:p>
            <text:p><text:span text:style-name="T9">2 <text:s text:c="2"/>IF (</text:span><text:span text:style-name="T16">A(I)</text:span><text:span text:style-name="T9"> &gt; 0) 5</text:span></text:p>
            <text:p><text:span text:style-name="T9">3 <text:s text:c="2"/>B(I) = </text:span><text:span text:style-name="T16">A(I)</text:span><text:span text:style-name="T9"> * 2</text:span></text:p>
            <text:p><text:span text:style-name="T9">4 <text:s text:c="2"/></text:span><text:span text:style-name="T16">A(I+1)</text:span><text:span text:style-name="T9"> = B(I) + 1</text:span></text:p>
            <text:p><text:span text:style-name="T9">5 CONTINUE</text:span></text:p>
            <text:p><text:span text:style-name="T9"/></text:p>
            <text:p><text:span text:style-name="T9"/></text:p>
            <text:p><text:span text:style-name="T9">1 DO I = 1, N</text:span></text:p>
            <text:p><text:span text:style-name="T9">2 <text:s text:c="2"/>m1 = A(I) &gt; 0</text:span></text:p>
            <text:p><text:span text:style-name="T9">3 <text:s text:c="2"/>IF(!m1) B(I) = A(I) * 2</text:span></text:p>
            <text:p><text:span text:style-name="T9">4 <text:s text:c="2"/>IF(!m1) A(I+1) = B(I) + 1</text:span></text:p>
            <text:p><text:span text:style-name="T9">5 CONTINUE</text:span></text:p>
          </draw:text-box>
        </draw:frame>
        <draw:frame presentation:style-name="pr6" draw:text-style-name="P6" draw:layer="layout" svg:width="10.8cm" svg:height="3.092cm" svg:x="15.8cm" svg:y="14cm" presentation:class="outline" presentation:user-transformed="true">
          <draw:text-box>
            <text:list text:style-name="L2">
              <text:list-header>
                <text:p><text:span text:style-name="T17">cannot be vectorized!</text:span></text:p>
                <text:p><text:span text:style-name="T5"/></text:p>
              </text:list-header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control dependence</text:span></text:p>
          </draw:text-box>
        </draw:frame>
        <draw:frame presentation:style-name="pr6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alternative to if-conversion</text:span></text:p>
              </text:list-item>
              <text:list-item>
                <text:p><text:span text:style-name="T5">analyse the code and convert if statements only when parallelization or vectorization is possible</text:span></text:p>
              </text:list-item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4">control flow graph</text:span></text:p>
          </draw:text-box>
        </draw:frame>
        <draw:frame draw:style-name="gr11" draw:text-style-name="P13" draw:layer="layout" svg:width="22.6cm" svg:height="12.4cm" svg:x="4cm" svg:y="5.6cm">
          <draw:text-box>
            <text:p><text:span text:style-name="T9">- DO I = 1, N</text:span></text:p>
            <text:p><text:span text:style-name="T9">1 <text:s text:c="2"/></text:span><text:span text:style-name="T18">IF (C1) THEN</text:span></text:p>
            <text:p><text:span text:style-name="T9">2 <text:s text:c="4"/></text:span><text:span text:style-name="T19">IF (C2) GOTO 4</text:span></text:p>
            <text:p><text:span text:style-name="T9">- <text:s text:c="2"/>ENDIF</text:span></text:p>
            <text:p><text:span text:style-name="T9">3 <text:s text:c="2"/></text:span><text:span text:style-name="T20">S1</text:span></text:p>
            <text:p><text:span text:style-name="T9">- <text:s text:c="2"/>GOTO 8</text:span></text:p>
            <text:p><text:span text:style-name="T9">4 <text:s text:c="2"/></text:span><text:span text:style-name="T21">IF (C1) THEN</text:span></text:p>
            <text:p><text:span text:style-name="T9">5 <text:s text:c="4"/></text:span><text:span text:style-name="T22">S2</text:span></text:p>
            <text:p><text:span text:style-name="T9">- <text:s text:c="2"/>ELSE</text:span></text:p>
            <text:p><text:span text:style-name="T9">6 <text:s text:c="4"/></text:span><text:span text:style-name="T23">S3</text:span></text:p>
            <text:p><text:span text:style-name="T9">7 <text:s text:c="4"/></text:span><text:span text:style-name="T24">S4</text:span></text:p>
            <text:p><text:span text:style-name="T9">- <text:s text:c="2"/>ENDIF</text:span></text:p>
            <text:p><text:span text:style-name="T9">8 <text:s text:c="2"/></text:span><text:span text:style-name="T25">S5</text:span></text:p>
            <text:p><text:span text:style-name="T9">- ENDDO</text:span></text:p>
          </draw:text-box>
        </draw:frame>
        <draw:custom-shape draw:style-name="gr12" draw:text-style-name="P1" draw:layer="layout" svg:width="1.4cm" svg:height="1.4cm" svg:x="20.2cm" svg:y="4.4cm">
          <text:p text:style-name="P8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4cm" svg:height="1.4cm" svg:x="18.3cm" svg:y="7.2cm">
          <text:p text:style-name="P8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4cm" svg:height="1.4cm" svg:x="19.9cm" svg:y="12.6cm">
          <text:p text:style-name="P8"><text:span text:style-name="T5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4cm" svg:height="1.4cm" svg:x="16.7cm" svg:y="12.6cm">
          <text:p text:style-name="P8"><text:span text:style-name="T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4cm" svg:height="1.4cm" svg:x="18.3cm" svg:y="10cm">
          <text:p text:style-name="P8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4cm" svg:height="1.4cm" svg:x="22.1cm" svg:y="7.2cm">
          <text:p text:style-name="P8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0.9cm" svg:y1="5.8cm" svg:x2="19cm" svg:y2="7.2cm">
          <text:p/>
        </draw:line>
        <draw:custom-shape draw:style-name="gr19" draw:text-style-name="P1" draw:layer="layout" svg:width="1.4cm" svg:height="1.4cm" svg:x="19.9cm" svg:y="15.2cm">
          <text:p text:style-name="P8"><text:span text:style-name="T5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.4cm" svg:height="1.4cm" svg:x="19.9cm" svg:y="18cm">
          <text:p text:style-name="P8"><text:span text:style-name="T5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0.9cm" svg:y1="5.8cm" svg:x2="22.7cm" svg:y2="7.2cm">
          <text:p/>
        </draw:line>
        <draw:line draw:style-name="gr18" draw:text-style-name="P1" draw:layer="layout" svg:x1="19cm" svg:y1="8.6cm" svg:x2="19cm" svg:y2="10cm">
          <text:p/>
        </draw:line>
        <draw:line draw:style-name="gr18" draw:text-style-name="P1" draw:layer="layout" svg:x1="18.9cm" svg:y1="11.4cm" svg:x2="17.4cm" svg:y2="12.7cm">
          <text:p/>
        </draw:line>
        <draw:line draw:style-name="gr18" draw:text-style-name="P1" draw:layer="layout" svg:x1="19.1cm" svg:y1="11.4cm" svg:x2="20.5cm" svg:y2="12.7cm">
          <text:p/>
        </draw:line>
        <draw:line draw:style-name="gr18" draw:text-style-name="P1" draw:layer="layout" svg:x1="20.6cm" svg:y1="14cm" svg:x2="20.6cm" svg:y2="15.2cm">
          <text:p/>
        </draw:line>
        <draw:line draw:style-name="gr18" draw:text-style-name="P1" draw:layer="layout" svg:x1="20.6cm" svg:y1="16.6cm" svg:x2="20.6cm" svg:y2="18.1cm">
          <text:p/>
        </draw:line>
        <draw:frame draw:style-name="gr21" draw:text-style-name="P14" draw:layer="layout" svg:width="1.471cm" svg:height="0.886cm" svg:x="18.129cm" svg:y="5.8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22cm" svg:y="5.814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17.5cm" svg:y="8.8cm">
          <draw:text-box>
            <text:p><text:span text:style-name="T26">true</text:span></text:p>
          </draw:text-box>
        </draw:frame>
        <draw:line draw:style-name="gr18" draw:text-style-name="P1" draw:layer="layout" svg:x1="17.7cm" svg:y1="14cm" svg:x2="20.1cm" svg:y2="18.4cm">
          <text:p/>
        </draw:line>
        <draw:path draw:style-name="gr22" draw:text-style-name="P1" draw:layer="layout" svg:width="8.072cm" svg:height="5.487cm" draw:transform="rotate (-1.15628062944624) translate (22.872cm 8.6cm)" svg:viewBox="0 0 8073 5488" svg:d="M0 0c5463 0 8073 5488 8073 5488">
          <text:p/>
        </draw:path>
        <draw:line draw:style-name="gr18" draw:text-style-name="P1" draw:layer="layout" svg:x1="19.7cm" svg:y1="8cm" svg:x2="22.1cm" svg:y2="8cm">
          <text:p/>
        </draw:line>
        <draw:frame draw:style-name="gr7" draw:text-style-name="P14" draw:layer="layout" svg:width="1.696cm" svg:height="0.886cm" svg:x="20cm" svg:y="7.214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16.901cm" svg:y="11.4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19.7cm" svg:y="11.414cm">
          <draw:text-box>
            <text:p><text:span text:style-name="T26">false</text:span></text:p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><text:span text:style-name="T4">control dependence graph</text:span></text:p>
          </draw:text-box>
        </draw:frame>
        <draw:custom-shape draw:style-name="gr23" draw:text-style-name="P1" draw:layer="layout" svg:width="1.4cm" svg:height="1.4cm" svg:x="7cm" svg:y="4.401cm">
          <text:p text:style-name="P8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5.1cm" svg:y="7.201cm">
          <text:p text:style-name="P8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6.7cm" svg:y="12.601cm">
          <text:p text:style-name="P8"><text:span text:style-name="T5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3.5cm" svg:y="12.601cm">
          <text:p text:style-name="P8"><text:span text:style-name="T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5.1cm" svg:y="10.001cm">
          <text:p text:style-name="P8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8.9cm" svg:y="7.201cm">
          <text:p text:style-name="P8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7.7cm" svg:y1="5.801cm" svg:x2="5.8cm" svg:y2="7.201cm">
          <text:p/>
        </draw:line>
        <draw:custom-shape draw:style-name="gr23" draw:text-style-name="P1" draw:layer="layout" svg:width="1.4cm" svg:height="1.4cm" svg:x="6.7cm" svg:y="15.201cm">
          <text:p text:style-name="P8"><text:span text:style-name="T5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6.7cm" svg:y="18.001cm">
          <text:p text:style-name="P8"><text:span text:style-name="T5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7.7cm" svg:y1="5.801cm" svg:x2="9.5cm" svg:y2="7.201cm">
          <text:p/>
        </draw:line>
        <draw:line draw:style-name="gr18" draw:text-style-name="P1" draw:layer="layout" svg:x1="5.8cm" svg:y1="8.601cm" svg:x2="5.8cm" svg:y2="10.001cm">
          <text:p/>
        </draw:line>
        <draw:line draw:style-name="gr18" draw:text-style-name="P1" draw:layer="layout" svg:x1="5.7cm" svg:y1="11.401cm" svg:x2="4.2cm" svg:y2="12.701cm">
          <text:p/>
        </draw:line>
        <draw:line draw:style-name="gr18" draw:text-style-name="P1" draw:layer="layout" svg:x1="5.9cm" svg:y1="11.401cm" svg:x2="7.3cm" svg:y2="12.701cm">
          <text:p/>
        </draw:line>
        <draw:line draw:style-name="gr24" draw:text-style-name="P1" draw:layer="layout" svg:x1="7.4cm" svg:y1="14.001cm" svg:x2="7.4cm" svg:y2="15.201cm">
          <text:p/>
        </draw:line>
        <draw:line draw:style-name="gr25" draw:text-style-name="P1" draw:layer="layout" svg:x1="7.4cm" svg:y1="16.601cm" svg:x2="7.4cm" svg:y2="18.101cm">
          <text:p/>
        </draw:line>
        <draw:frame draw:style-name="gr21" draw:text-style-name="P14" draw:layer="layout" svg:width="1.471cm" svg:height="0.886cm" svg:x="4.929cm" svg:y="5.801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8.8cm" svg:y="5.815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4.3cm" svg:y="8.801cm">
          <draw:text-box>
            <text:p><text:span text:style-name="T26">true</text:span></text:p>
          </draw:text-box>
        </draw:frame>
        <draw:line draw:style-name="gr25" draw:text-style-name="P1" draw:layer="layout" svg:x1="4.5cm" svg:y1="14.001cm" svg:x2="6.8cm" svg:y2="18.4cm">
          <text:p/>
        </draw:line>
        <draw:path draw:style-name="gr26" draw:text-style-name="P1" draw:layer="layout" svg:width="8.072cm" svg:height="5.487cm" draw:transform="skewX (-3.76282120879704E-017) rotate (-1.15628062944624) translate (9.672cm 8.601cm)" svg:viewBox="0 0 8073 5488" svg:d="M0 0c5463 0 8073 5488 8073 5488">
          <text:p/>
        </draw:path>
        <draw:line draw:style-name="gr18" draw:text-style-name="P1" draw:layer="layout" svg:x1="6.5cm" svg:y1="8.001cm" svg:x2="8.9cm" svg:y2="8.001cm">
          <text:p/>
        </draw:line>
        <draw:frame draw:style-name="gr7" draw:text-style-name="P14" draw:layer="layout" svg:width="1.696cm" svg:height="0.886cm" svg:x="6.8cm" svg:y="7.215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3.701cm" svg:y="11.401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6.5cm" svg:y="11.415cm">
          <draw:text-box>
            <text:p><text:span text:style-name="T26">false</text:span></text:p>
          </draw:text-box>
        </draw:frame>
        <draw:custom-shape draw:style-name="gr12" draw:text-style-name="P1" draw:layer="layout" svg:width="1.4cm" svg:height="1.4cm" svg:x="20.2cm" svg:y="4.402cm">
          <text:p text:style-name="P8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8.3cm" svg:y="7.202cm">
          <text:p text:style-name="P8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9.9cm" svg:y="12.602cm">
          <text:p text:style-name="P8"><text:span text:style-name="T5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6.7cm" svg:y="12.602cm">
          <text:p text:style-name="P8"><text:span text:style-name="T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8.3cm" svg:y="10.002cm">
          <text:p text:style-name="P8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22.1cm" svg:y="7.202cm">
          <text:p text:style-name="P8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0.9cm" svg:y1="5.802cm" svg:x2="19cm" svg:y2="7.202cm">
          <text:p/>
        </draw:line>
        <draw:custom-shape draw:style-name="gr12" draw:text-style-name="P1" draw:layer="layout" svg:width="1.4cm" svg:height="1.4cm" svg:x="18.3cm" svg:y="14.802cm">
          <text:p text:style-name="P8"><text:span text:style-name="T5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9.9cm" svg:y="18.002cm">
          <text:p text:style-name="P8"><text:span text:style-name="T5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20.9cm" svg:y1="5.802cm" svg:x2="22.7cm" svg:y2="7.202cm">
          <text:p/>
        </draw:line>
        <draw:line draw:style-name="gr18" draw:text-style-name="P1" draw:layer="layout" svg:x1="19cm" svg:y1="8.602cm" svg:x2="19cm" svg:y2="10.002cm">
          <text:p/>
        </draw:line>
        <draw:line draw:style-name="gr18" draw:text-style-name="P1" draw:layer="layout" svg:x1="18.9cm" svg:y1="11.402cm" svg:x2="17.4cm" svg:y2="12.702cm">
          <text:p/>
        </draw:line>
        <draw:line draw:style-name="gr18" draw:text-style-name="P1" draw:layer="layout" svg:x1="19.1cm" svg:y1="11.402cm" svg:x2="20.5cm" svg:y2="12.702cm">
          <text:p/>
        </draw:line>
        <draw:line draw:style-name="gr18" draw:text-style-name="P1" draw:layer="layout" svg:x1="19cm" svg:y1="11.402cm" svg:x2="19cm" svg:y2="14.8cm">
          <text:p/>
        </draw:line>
        <draw:frame draw:style-name="gr21" draw:text-style-name="P14" draw:layer="layout" svg:width="1.471cm" svg:height="0.886cm" svg:x="18.129cm" svg:y="5.802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22cm" svg:y="5.816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17.5cm" svg:y="8.802cm">
          <draw:text-box>
            <text:p><text:span text:style-name="T26">true</text:span></text:p>
          </draw:text-box>
        </draw:frame>
        <draw:line draw:style-name="gr18" draw:text-style-name="P1" draw:layer="layout" svg:x1="19.7cm" svg:y1="8.002cm" svg:x2="22.1cm" svg:y2="8.002cm">
          <text:p/>
        </draw:line>
        <draw:frame draw:style-name="gr7" draw:text-style-name="P14" draw:layer="layout" svg:width="1.696cm" svg:height="0.886cm" svg:x="20cm" svg:y="7.216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16.901cm" svg:y="11.402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19.7cm" svg:y="11.416cm">
          <draw:text-box>
            <text:p><text:span text:style-name="T26">false</text:span></text:p>
          </draw:text-box>
        </draw:frame>
        <draw:frame draw:style-name="gr7" draw:text-style-name="P14" draw:layer="layout" svg:width="1.696cm" svg:height="0.886cm" svg:x="19cm" svg:y="14.016cm">
          <draw:text-box>
            <text:p><text:span text:style-name="T26">false</text:span></text:p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draw:custom-shape draw:style-name="gr27" draw:text-style-name="P1" draw:layer="layout" svg:width="10cm" svg:height="5cm" svg:x="15.001cm" svg:y="1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cm" svg:height="5cm" svg:x="15.001cm" svg:y="4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cm" svg:height="5cm" svg:x="15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7" draw:layer="layout" svg:width="25.199cm" svg:height="3.506cm" svg:x="1.4cm" svg:y="0.837cm" presentation:class="title">
          <draw:text-box>
            <text:p><text:span text:style-name="T4">control and data dependence graph</text:span></text:p>
          </draw:text-box>
        </draw:frame>
        <draw:custom-shape draw:style-name="gr23" draw:text-style-name="P1" draw:layer="layout" svg:width="1.4cm" svg:height="1.4cm" svg:x="7cm" svg:y="4.403cm">
          <text:p text:style-name="P8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5.1cm" svg:y="7.203cm">
          <text:p text:style-name="P8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6.7cm" svg:y="12.603cm">
          <text:p text:style-name="P8"><text:span text:style-name="T5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3.5cm" svg:y="12.603cm">
          <text:p text:style-name="P8"><text:span text:style-name="T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5.1cm" svg:y="10.003cm">
          <text:p text:style-name="P8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8.9cm" svg:y="7.203cm">
          <text:p text:style-name="P8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7.7cm" svg:y1="5.803cm" svg:x2="5.8cm" svg:y2="7.203cm">
          <text:p/>
        </draw:line>
        <draw:custom-shape draw:style-name="gr23" draw:text-style-name="P1" draw:layer="layout" svg:width="1.4cm" svg:height="1.4cm" svg:x="5.1cm" svg:y="14.803cm">
          <text:p text:style-name="P8"><text:span text:style-name="T5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cm" svg:height="1.4cm" svg:x="6.7cm" svg:y="18.003cm">
          <text:p text:style-name="P8"><text:span text:style-name="T5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7.7cm" svg:y1="5.803cm" svg:x2="9.5cm" svg:y2="7.203cm">
          <text:p/>
        </draw:line>
        <draw:line draw:style-name="gr18" draw:text-style-name="P1" draw:layer="layout" svg:x1="5.8cm" svg:y1="8.603cm" svg:x2="5.8cm" svg:y2="10.003cm">
          <text:p/>
        </draw:line>
        <draw:line draw:style-name="gr18" draw:text-style-name="P1" draw:layer="layout" svg:x1="5.7cm" svg:y1="11.403cm" svg:x2="4.2cm" svg:y2="12.703cm">
          <text:p/>
        </draw:line>
        <draw:line draw:style-name="gr18" draw:text-style-name="P1" draw:layer="layout" svg:x1="5.9cm" svg:y1="11.403cm" svg:x2="7.3cm" svg:y2="12.703cm">
          <text:p/>
        </draw:line>
        <draw:line draw:style-name="gr18" draw:text-style-name="P1" draw:layer="layout" svg:x1="5.8cm" svg:y1="11.403cm" svg:x2="5.8cm" svg:y2="14.801cm">
          <text:p/>
        </draw:line>
        <draw:frame draw:style-name="gr21" draw:text-style-name="P14" draw:layer="layout" svg:width="1.471cm" svg:height="0.886cm" svg:x="4.929cm" svg:y="5.803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8.8cm" svg:y="5.817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4.3cm" svg:y="8.803cm">
          <draw:text-box>
            <text:p><text:span text:style-name="T26">true</text:span></text:p>
          </draw:text-box>
        </draw:frame>
        <draw:line draw:style-name="gr18" draw:text-style-name="P1" draw:layer="layout" svg:x1="6.5cm" svg:y1="8.003cm" svg:x2="8.9cm" svg:y2="8.003cm">
          <text:p/>
        </draw:line>
        <draw:frame draw:style-name="gr7" draw:text-style-name="P14" draw:layer="layout" svg:width="1.696cm" svg:height="0.886cm" svg:x="6.8cm" svg:y="7.217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3.701cm" svg:y="11.403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6.5cm" svg:y="11.417cm">
          <draw:text-box>
            <text:p><text:span text:style-name="T26">false</text:span></text:p>
          </draw:text-box>
        </draw:frame>
        <draw:frame draw:style-name="gr7" draw:text-style-name="P14" draw:layer="layout" svg:width="1.696cm" svg:height="0.886cm" svg:x="5.9cm" svg:y="14.017cm">
          <draw:text-box>
            <text:p><text:span text:style-name="T26">false</text:span></text:p>
          </draw:text-box>
        </draw:frame>
        <draw:custom-shape draw:style-name="gr28" draw:text-style-name="P1" draw:layer="layout" svg:width="1.4cm" svg:height="1.4cm" svg:x="20.2cm" svg:y="4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8.3cm" svg:y="7.203cm">
          <text:p text:style-name="P8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9.9cm" svg:y="12.603cm">
          <text:p text:style-name="P8"><text:span text:style-name="T5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6.7cm" svg:y="12.603cm">
          <text:p text:style-name="P8"><text:span text:style-name="T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8.3cm" svg:y="10.003cm">
          <text:p text:style-name="P8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22.1cm" svg:y="7.203cm">
          <text:p text:style-name="P8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20.9cm" svg:y1="5.803cm" svg:x2="19cm" svg:y2="7.203cm">
          <text:p/>
        </draw:line>
        <draw:frame draw:style-name="gr7" draw:text-style-name="P6" draw:layer="layout" svg:width="0.853cm" svg:height="0.962cm" svg:x="20.5cm" svg:y="4.703cm">
          <draw:text-box>
            <text:p><text:span text:style-name="T5">1</text:span></text:p>
          </draw:text-box>
        </draw:frame>
        <draw:custom-shape draw:style-name="gr12" draw:text-style-name="P1" draw:layer="layout" svg:width="1.4cm" svg:height="1.4cm" svg:x="18.3cm" svg:y="15.303cm">
          <text:p text:style-name="P8"><text:span text:style-name="T5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cm" svg:height="1.4cm" svg:x="18.3cm" svg:y="18.003cm">
          <text:p text:style-name="P8"><text:span text:style-name="T5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20.9cm" svg:y1="5.803cm" svg:x2="22.7cm" svg:y2="7.203cm">
          <text:p/>
        </draw:line>
        <draw:line draw:style-name="gr29" draw:text-style-name="P1" draw:layer="layout" svg:x1="19cm" svg:y1="8.603cm" svg:x2="19cm" svg:y2="10.003cm">
          <text:p/>
        </draw:line>
        <draw:line draw:style-name="gr29" draw:text-style-name="P1" draw:layer="layout" svg:x1="18.9cm" svg:y1="11.403cm" svg:x2="17.4cm" svg:y2="12.703cm">
          <text:p/>
        </draw:line>
        <draw:line draw:style-name="gr29" draw:text-style-name="P1" draw:layer="layout" svg:x1="19.1cm" svg:y1="11.403cm" svg:x2="20.5cm" svg:y2="12.703cm">
          <text:p/>
        </draw:line>
        <draw:line draw:style-name="gr29" draw:text-style-name="P1" draw:layer="layout" svg:x1="19cm" svg:y1="11.403cm" svg:x2="19cm" svg:y2="15.303cm">
          <text:p/>
        </draw:line>
        <draw:frame draw:style-name="gr21" draw:text-style-name="P14" draw:layer="layout" svg:width="1.471cm" svg:height="0.886cm" svg:x="18.129cm" svg:y="5.803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22cm" svg:y="5.817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17.5cm" svg:y="8.403cm">
          <draw:text-box>
            <text:p><text:span text:style-name="T26">true</text:span></text:p>
          </draw:text-box>
        </draw:frame>
        <draw:line draw:style-name="gr29" draw:text-style-name="P1" draw:layer="layout" svg:x1="19.7cm" svg:y1="8.003cm" svg:x2="22.1cm" svg:y2="8.003cm">
          <text:p/>
        </draw:line>
        <draw:frame draw:style-name="gr7" draw:text-style-name="P14" draw:layer="layout" svg:width="1.696cm" svg:height="0.886cm" svg:x="20cm" svg:y="7.217cm">
          <draw:text-box>
            <text:p><text:span text:style-name="T26">false</text:span></text:p>
          </draw:text-box>
        </draw:frame>
        <draw:frame draw:style-name="gr21" draw:text-style-name="P14" draw:layer="layout" svg:width="1.471cm" svg:height="0.886cm" svg:x="16.901cm" svg:y="11.403cm">
          <draw:text-box>
            <text:p><text:span text:style-name="T26">true</text:span></text:p>
          </draw:text-box>
        </draw:frame>
        <draw:frame draw:style-name="gr7" draw:text-style-name="P14" draw:layer="layout" svg:width="1.696cm" svg:height="0.886cm" svg:x="19.7cm" svg:y="11.417cm">
          <draw:text-box>
            <text:p><text:span text:style-name="T26">false</text:span></text:p>
          </draw:text-box>
        </draw:frame>
        <draw:frame draw:style-name="gr7" draw:text-style-name="P14" draw:layer="layout" svg:width="1.696cm" svg:height="0.886cm" svg:x="18.9cm" svg:y="13.717cm">
          <draw:text-box>
            <text:p><text:span text:style-name="T26">false</text:span></text:p>
          </draw:text-box>
        </draw:frame>
        <draw:line draw:style-name="gr30" draw:text-style-name="P1" draw:layer="layout" svg:x1="19cm" svg:y1="16.703cm" svg:x2="19cm" svg:y2="18.2cm">
          <text:p/>
        </draw:line>
        <draw:path draw:style-name="ArrowSmall" draw:text-style-name="P6" draw:layer="layout" svg:width="2.14cm" svg:height="2.348cm" draw:transform="rotate (-3.14159265358979) translate (18.3cm 12.8cm)" svg:viewBox="0 0 2141 2349" svg:d="M0 2000c1700 1200 3100-1000 1300-2000">
          <text:p/>
        </draw:path>
        <draw:path draw:style-name="ArrowSmall" draw:text-style-name="P6" draw:layer="layout" svg:width="2.322cm" svg:height="2.359cm" draw:transform="rotate (-3.14159265358979) translate (22.0231598768162cm 12.8cm)" svg:viewBox="0 0 2323 2360" svg:d="M2323 2057c-2100 1143-3300-1257-1300-2057">
          <text:p/>
        </draw:path>
        <draw:path draw:style-name="ArrowSmall" draw:text-style-name="P6" draw:layer="layout" svg:width="1.692cm" svg:height="1.003cm" draw:transform="rotate (2.5242696971594) translate (19.9cm 13.2cm)" svg:viewBox="0 0 1693 1004" svg:d="M0 0c858 0 1611 1060 1693 1002">
          <text:p/>
        </draw:path>
        <draw:path draw:style-name="ArrowSmall" draw:text-style-name="P6" draw:layer="layout" svg:width="1.835cm" svg:height="0.704cm" draw:transform="rotate (0.785398163397448) translate (17.6015cm 12.7015cm)" svg:viewBox="0 0 1836 705" svg:d="M0 705c1131 0 1836-705 1836-705">
          <text:p/>
        </draw:path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application</text:span></text:p>
          </draw:text-box>
        </draw:frame>
        <draw:frame presentation:style-name="pr6" draw:text-style-name="P6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5">= how to apply control dependence graph to parallel <text:s text:c="14"/>code generation</text:span></text:p>
                <text:p><text:span text:style-name="T5"/></text:p>
              </text:list-header>
              <text:list-item>
                <text:p><text:span text:style-name="T5">adapting the transformations used in code generation</text:span></text:p>
              </text:list-item>
              <text:list-item>
                <text:p><text:span text:style-name="T5">reconstruction into executable code</text:span></text:p>
              </text:list-item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loop distribution</text:span></text:p>
          </draw:text-box>
        </draw:frame>
        <draw:frame presentation:style-name="pr6" draw:text-style-name="P6" draw:layer="layout" svg:width="6.6cm" svg:height="4.292cm" svg:x="19.3cm" svg:y="12.5cm" presentation:class="outline" presentation:user-transformed="true">
          <draw:text-box>
            <text:list text:style-name="L2">
              <text:list-item>
                <text:p><text:span text:style-name="T5">similar to <text:s text:c="4"/>if-conversion</text:span></text:p>
              </text:list-item>
            </text:list>
          </draw:text-box>
        </draw:frame>
        <draw:frame draw:style-name="gr8" draw:text-style-name="P13" draw:layer="layout" svg:width="23.8cm" svg:height="14.6cm" svg:x="2.799cm" svg:y="5.6cm">
          <draw:text-box>
            <text:p><text:span text:style-name="T9">1 DO I = 1, N</text:span></text:p>
            <text:p><text:span text:style-name="T9">2 <text:s text:c="2"/>IF (</text:span><text:span text:style-name="T10">A(I) &lt; B(I)</text:span><text:span text:style-name="T9">) GOTO 4</text:span></text:p>
            <text:p><text:span text:style-name="T9">3 <text:s text:c="2"/>B(I) = B(I) + C(I)</text:span></text:p>
            <text:p><text:span text:style-name="T9">4 <text:s text:c="2"/>CONTINUE</text:span></text:p>
            <text:p><text:span text:style-name="T9">5 ENDDO</text:span></text:p>
            <text:p><text:span text:style-name="T9"/></text:p>
            <text:p><text:span text:style-name="T9"/></text:p>
            <text:p><text:span text:style-name="T9">1 DO I = 1, N</text:span></text:p>
            <text:p><text:span text:style-name="T9">2 <text:s text:c="2"/></text:span><text:span text:style-name="T10">e(I) = A(I) &lt; B(I)</text:span></text:p>
            <text:p><text:span text:style-name="T9">3 ENDDO</text:span></text:p>
            <text:p><text:span text:style-name="T9">4</text:span></text:p>
            <text:p><text:span text:style-name="T9">5 DO I = 1, N</text:span></text:p>
            <text:p><text:span text:style-name="T9">6 <text:s text:c="2"/>IF (</text:span><text:span text:style-name="T10">!e(I)</text:span><text:span text:style-name="T9">) B(I) = B(I) + C(I)</text:span></text:p>
            <text:p><text:span text:style-name="T9">7 ENDDO</text:span></text:p>
          </draw:text-box>
        </draw:frame>
        <draw:path draw:style-name="ArrowGray" draw:text-style-name="P6" draw:layer="layout" svg:width="3.799cm" svg:height="2.274cm" draw:transform="rotate (-2.09893295844838) translate (4.02416056855216cm 10.4643366189517cm)" svg:viewBox="0 0 3800 2275" svg:d="M0 2217c2366 484 3800-2217 3800-2217">
          <text:p/>
        </draw:path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draw:custom-shape draw:style-name="gr5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generating </text:span><text:span text:style-name="T27">code</text:span></text:p>
          </draw:text-box>
        </draw:frame>
        <draw:frame presentation:style-name="pr6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1. transform the control dependence graph into a set of control dependence trees</text:span></text:p>
              </text:list-item>
              <text:list-item>
                <text:p><text:span text:style-name="T5">2. recursively generate code</text:span></text:p>
              </text:list-item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custom-shape draw:style-name="gr3" draw:text-style-name="P1" draw:layer="layout" svg:width="29.6cm" svg:height="3.6cm" svg:x="-0.4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3.506cm" svg:x="1.4cm" svg:y="0.837cm" presentation:class="title">
          <draw:text-box>
            <text:p><text:span text:style-name="T4">summary</text:span></text:p>
          </draw:text-box>
        </draw:frame>
        <draw:frame presentation:style-name="pr6" draw:text-style-name="P6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5">if-conversion</text:span></text:p>
                <text:list>
                  <text:list-item>
                    <text:p><text:span text:style-name="T5">eliminates all branches</text:span></text:p>
                  </text:list-item>
                  <text:list-item>
                    <text:p><text:span text:style-name="T5">straightforward, slow</text:span></text:p>
                    <text:p><text:span text:style-name="T5"/></text:p>
                  </text:list-item>
                </text:list>
              </text:list-item>
              <text:list-item>
                <text:p><text:span text:style-name="T5">control dependence</text:span></text:p>
                <text:list>
                  <text:list-item>
                    <text:p><text:span text:style-name="T5">can be used in analysis algorithms</text:span></text:p>
                  </text:list-item>
                  <text:list-item>
                    <text:p><text:span text:style-name="T5">complicates code generation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5.199cm" svg:height="3.506cm" svg:x="1.401cm" svg:y="15.637cm" presentation:class="title" presentation:user-transformed="true">
          <draw:text-box>
            <text:list text:style-name="L1">
              <text:list-item>
                <text:list>
                  <text:list-header>
                    <text:p><text:span text:style-name="T28">Questions?</text:span><text:span text:style-name="T29">?</text:span></text:p>
                  </text:list-header>
                </text:list>
              </text:list-item>
            </text:list>
          </draw:text-box>
        </draw:frame>
        <draw:frame draw:style-name="gr4" draw:text-style-name="P9" draw:layer="layout" svg:width="6.6cm" svg:height="0.806cm" svg:x="22.8cm" svg:y="19.194cm">
          <draw:text-box>
            <text:p text:style-name="P8"><text:span text:style-name="T6"><text:page-number>&lt;číslo&gt;</text:page-number></text:span><text:span text:style-name="T6">/</text:span><text:span text:style-name="T6"><text:page-count>16</text:page-count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gorithm" style:family="graphic" style:parent-style-name="standard">
      <style:graphic-properties draw:stroke="none" svg:stroke-color="#000000" draw:fill="none" draw:fill-color="#ffffff" draw:auto-grow-height="true" draw:auto-grow-width="false" fo:max-height="0cm" fo:min-height="15.15cm">
        <text:list-style style:name="Algorithm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Liberation Mono2" fo:font-family="'Liberation Mono'" style:font-family-generic="modern" style:font-pitch="fixed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rrow" style:family="graphic" style:parent-style-name="objectwithoutfill">
      <style:graphic-properties svg:stroke-width="0.106cm" svg:stroke-color="#3465a4" draw:marker-start-width="0.358cm" draw:marker-end="Arrow" draw:marker-end-width="0.358cm" draw:fill="none" draw:textarea-vertical-align="middle" fo:padding-top="0.177cm" fo:padding-bottom="0.177cm" fo:padding-left="0.302cm" fo:padding-right="0.302cm"/>
      <style:paragraph-properties fo:text-align="center"/>
    </style:style>
    <style:style style:name="ArrowGray" style:family="graphic" style:parent-style-name="Arrow">
      <style:graphic-properties svg:stroke-width="0.212cm" svg:stroke-color="#999999" draw:marker-start-width="0.517cm" draw:marker-end-width="0.517cm" fo:padding-top="0.23cm" fo:padding-bottom="0.23cm" fo:padding-left="0.355cm" fo:padding-right="0.355cm"/>
    </style:style>
    <style:style style:name="Statement" style:family="graphic" style:parent-style-name="Algorithm">
      <style:graphic-properties fo:min-height="14.35cm">
        <text:list-style style:name="State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579d1c" style:text-outline="false" style:text-line-through-style="none" style:text-line-through-type="none" style:text-position="0% 100%" style:font-name="Liberation Mono2" fo:font-family="'Liberation Mono'" style:font-family-generic="modern" style:font-pitch="fixed" fo:font-size="20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ondition" style:family="graphic" style:parent-style-name="Algorithm">
      <style:graphic-properties fo:min-height="14.35cm">
        <text:list-style style:name="Condi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5000b" style:text-outline="false" style:text-line-through-style="none" style:text-line-through-type="none" style:text-position="0% 100%" style:font-name="Liberation Mono2" fo:font-family="'Liberation Mono'" style:font-family-generic="modern" style:font-pitch="fixed" fo:font-size="20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ArrowSmall" style:family="graphic" style:parent-style-name="objectwithoutfill">
      <style:graphic-properties draw:stroke="dash" draw:stroke-dash="Fine_20_Dashed" svg:stroke-width="0.053cm" svg:stroke-color="#999999" draw:marker-start-width="0.279cm" draw:marker-start-center="false" draw:marker-end="Arrow" draw:marker-end-width="0.279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rrow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fill-image-width="0cm" draw:fill-image-height="0cm" draw:auto-grow-height="false" draw:fit-to-size="false" fo:wrap-option="wrap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2" text:bullet-char="●">
            <style:list-level-properties text:space-before="1.5cm" text:min-label-width="0.9cm"/>
            <style:text-properties fo:font-family="'DejaVu Sans'" style:font-style-name="Book" style:font-family-generic="swiss" fo:color="#666666" fo:font-size="44%"/>
          </text:list-level-style-bullet>
          <text:list-level-style-bullet text:level="3" text:bullet-char="●">
            <style:list-level-properties text:space-before="2.8cm" text:min-label-width="0.8cm"/>
            <style:text-properties fo:font-family="'DejaVu Sans'" style:font-style-name="Book" style:font-family-generic="swiss" fo:color="#666666" fo:font-size="44%"/>
          </text:list-level-style-bullet>
          <text:list-level-style-bullet text:level="4" text:bullet-char="●">
            <style:list-level-properties text:space-before="4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5" text:bullet-char="●">
            <style:list-level-properties text:space-before="5.4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6" text:bullet-char="●">
            <style:list-level-properties text:space-before="6.6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7" text:bullet-char="●">
            <style:list-level-properties text:space-before="7.8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8" text:bullet-char="●">
            <style:list-level-properties text:space-before="9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9" text:bullet-char="●">
            <style:list-level-properties text:space-before="10.2cm" text:min-label-width="0.6cm"/>
            <style:text-properties fo:font-family="'DejaVu Sans'" style:font-style-name="Book" style:font-family-generic="swiss" fo:color="#666666" fo:font-size="44%"/>
          </text:list-level-style-bullet>
          <text:list-level-style-bullet text:level="10" text:bullet-char="●">
            <style:list-level-properties text:space-before="11.4cm" text:min-label-width="0.6cm"/>
            <style:text-properties fo:font-family="'DejaVu Sans'" style:font-style-name="Book" style:font-family-generic="swiss" fo:color="#666666" fo:font-size="44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font-variant="normal" fo:text-transform="none" fo:color="#666666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endy </meta:initial-creator>
    <meta:creation-date>2014-11-30T21:53:59.435266181</meta:creation-date>
    <dc:date>2014-12-04T02:34:26.464392355</dc:date>
    <dc:creator>vendy </dc:creator>
    <meta:editing-duration>PT5H38M37S</meta:editing-duration>
    <meta:editing-cycles>171</meta:editing-cycles>
    <meta:generator>LibreOffice/4.2.7.2$Linux_x86 LibreOffice_project/420m0$Build-2</meta:generator>
    <meta:document-statistic meta:object-count="254"/>
  </office:meta>
</office:document-meta>
</file>